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f592" officeooo:paragraph-rsid="0004f592"/>
    </style:style>
    <style:style style:name="P2" style:family="paragraph" style:parent-style-name="Standard">
      <style:text-properties officeooo:rsid="0004f592" officeooo:paragraph-rsid="0005b065"/>
    </style:style>
    <style:style style:name="P3" style:family="paragraph" style:parent-style-name="Standard">
      <style:text-properties officeooo:rsid="0004f592" officeooo:paragraph-rsid="00069d1e"/>
    </style:style>
    <style:style style:name="P4" style:family="paragraph" style:parent-style-name="Standard">
      <style:text-properties officeooo:rsid="0004f592" officeooo:paragraph-rsid="00084fc4"/>
    </style:style>
    <style:style style:name="P5" style:family="paragraph" style:parent-style-name="Standard">
      <style:text-properties officeooo:rsid="0004f592" officeooo:paragraph-rsid="000c840a"/>
    </style:style>
    <style:style style:name="P6" style:family="paragraph" style:parent-style-name="Standard">
      <style:text-properties officeooo:paragraph-rsid="0004f592"/>
    </style:style>
    <style:style style:name="P7" style:family="paragraph" style:parent-style-name="Standard">
      <style:text-properties officeooo:paragraph-rsid="0005b065"/>
    </style:style>
    <style:style style:name="P8" style:family="paragraph" style:parent-style-name="Standard">
      <style:text-properties officeooo:rsid="0005b065" officeooo:paragraph-rsid="0005b065"/>
    </style:style>
    <style:style style:name="P9" style:family="paragraph" style:parent-style-name="Standard">
      <style:text-properties officeooo:rsid="0005d273" officeooo:paragraph-rsid="0005d273"/>
    </style:style>
    <style:style style:name="P10" style:family="paragraph" style:parent-style-name="Standard">
      <style:text-properties fo:font-weight="bold" officeooo:rsid="0004f592" officeooo:paragraph-rsid="0004f592" style:font-weight-asian="bold" style:font-weight-complex="bold"/>
    </style:style>
    <style:style style:name="P11" style:family="paragraph" style:parent-style-name="Standard">
      <style:text-properties officeooo:paragraph-rsid="00069d1e"/>
    </style:style>
    <style:style style:name="P12" style:family="paragraph" style:parent-style-name="Standard">
      <style:text-properties officeooo:rsid="00069d1e" officeooo:paragraph-rsid="00069d1e"/>
    </style:style>
    <style:style style:name="P13" style:family="paragraph" style:parent-style-name="Standard">
      <style:text-properties officeooo:rsid="0007664a" officeooo:paragraph-rsid="0007664a"/>
    </style:style>
    <style:style style:name="P14" style:family="paragraph" style:parent-style-name="Standard">
      <style:text-properties officeooo:paragraph-rsid="00084fc4"/>
    </style:style>
    <style:style style:name="P15" style:family="paragraph" style:parent-style-name="Standard">
      <style:text-properties officeooo:rsid="00084fc4" officeooo:paragraph-rsid="00084fc4"/>
    </style:style>
    <style:style style:name="P16" style:family="paragraph" style:parent-style-name="Standard">
      <style:text-properties officeooo:rsid="00098379" officeooo:paragraph-rsid="00098379"/>
    </style:style>
    <style:style style:name="P17" style:family="paragraph" style:parent-style-name="Standard">
      <style:text-properties officeooo:paragraph-rsid="00098379"/>
    </style:style>
    <style:style style:name="P18" style:family="paragraph" style:parent-style-name="Standard">
      <style:text-properties officeooo:rsid="000ab0c8" officeooo:paragraph-rsid="000ab0c8"/>
    </style:style>
    <style:style style:name="P19" style:family="paragraph" style:parent-style-name="Standard">
      <style:text-properties officeooo:rsid="000c840a" officeooo:paragraph-rsid="000c840a"/>
    </style:style>
    <style:style style:name="P20" style:family="paragraph" style:parent-style-name="Standard">
      <style:text-properties officeooo:paragraph-rsid="000c840a"/>
    </style:style>
    <style:style style:name="P21" style:family="paragraph" style:parent-style-name="Standard">
      <style:text-properties officeooo:rsid="000e0f89" officeooo:paragraph-rsid="000e0f89"/>
    </style:style>
    <style:style style:name="P22" style:family="paragraph" style:parent-style-name="Standard">
      <style:text-properties fo:font-weight="bold" officeooo:rsid="0004f592" officeooo:paragraph-rsid="0005b065" style:font-weight-asian="bold" style:font-weight-complex="bold"/>
    </style:style>
    <style:style style:name="P23" style:family="paragraph" style:parent-style-name="Standard">
      <style:text-properties officeooo:rsid="0007664a" officeooo:paragraph-rsid="0007664a"/>
    </style:style>
    <style:style style:name="P24" style:family="paragraph" style:parent-style-name="Standard">
      <style:text-properties officeooo:rsid="00084fc4" officeooo:paragraph-rsid="00084fc4"/>
    </style:style>
    <style:style style:name="P25" style:family="paragraph" style:parent-style-name="Standard">
      <style:text-properties officeooo:rsid="00098379" officeooo:paragraph-rsid="00098379"/>
    </style:style>
    <style:style style:name="T1" style:family="text">
      <style:text-properties officeooo:rsid="0004f59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4f592"/>
    </style:style>
    <style:style style:name="T4" style:family="text">
      <style:text-properties officeooo:rsid="0005b065"/>
    </style:style>
    <style:style style:name="T5" style:family="text">
      <style:text-properties officeooo:rsid="0005d273"/>
    </style:style>
    <style:style style:name="T6" style:family="text">
      <style:text-properties officeooo:rsid="00069d1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4f592" style:font-weight-asian="bold" style:font-weight-complex="bold"/>
    </style:style>
    <style:style style:name="T9" style:family="text">
      <style:text-properties fo:font-weight="bold" officeooo:rsid="00069d1e" style:font-weight-asian="bold" style:font-weight-complex="bold"/>
    </style:style>
    <style:style style:name="T10" style:family="text">
      <style:text-properties fo:font-weight="bold" officeooo:rsid="00084fc4" style:font-weight-asian="bold" style:font-weight-complex="bold"/>
    </style:style>
    <style:style style:name="T11" style:family="text">
      <style:text-properties fo:font-weight="bold" officeooo:rsid="0005b065" style:font-weight-asian="bold" style:font-weight-complex="bold"/>
    </style:style>
    <style:style style:name="T12" style:family="text">
      <style:text-properties fo:font-weight="bold" officeooo:rsid="000c840a" style:font-weight-asian="bold" style:font-weight-complex="bold"/>
    </style:style>
    <style:style style:name="T13" style:family="text">
      <style:text-properties fo:font-weight="bold" officeooo:rsid="000e0f89" style:font-weight-asian="bold" style:font-weight-complex="bold"/>
    </style:style>
    <style:style style:name="T14" style:family="text">
      <style:text-properties officeooo:rsid="0007664a"/>
    </style:style>
    <style:style style:name="T15" style:family="text">
      <style:text-properties officeooo:rsid="00084fc4"/>
    </style:style>
    <style:style style:name="T16" style:family="text">
      <style:text-properties officeooo:rsid="00098379"/>
    </style:style>
    <style:style style:name="T17" style:family="text">
      <style:text-properties officeooo:rsid="000ab0c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e1a23" style:font-weight-asian="normal" style:font-weight-complex="normal"/>
    </style:style>
    <style:style style:name="T20" style:family="text">
      <style:text-properties officeooo:rsid="000e0f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8">M</text:span><text:span text:style-name="T7">auro B. H. Jr. - </text:span><text:span text:style-name="T18">P2P</text:span><text:span text:style-name="T19">pay</text:span><text:span text:style-name="T18">: Peer to Peer Pay – Plataforma de troca entre usuários.</text:span></text:p>
      <text:p text:style-name="P22"/>
      <text:p text:style-name="P7"><text:span text:style-name="T8">Caso de teste 0</text:span><text:span text:style-name="T11">1</text:span><text:span text:style-name="T8">: </text:span><text:span text:style-name="T11">Abrir Aplicação</text:span></text:p>
      <text:p text:style-name="P2"/>
      <text:p text:style-name="P7"><text:span text:style-name="T3">Caso de Teste Positivo</text:span><text:span text:style-name="T1">:<text:line-break/>1. </text:span><text:span text:style-name="T4">Selecionar e abrir a aplicação</text:span><text:span text:style-name="T1">;</text:span></text:p>
      <text:p text:style-name="P7"><text:span text:style-name="T1">2-</text:span><text:span text:style-name="T5">a</text:span><text:span text:style-name="T1">. </text:span><text:span text:style-name="T4">Verificar a versão da aplicação e verificar se a aplicação está sendo executada de forma segura</text:span><text:span text:style-name="T1">;</text:span></text:p>
      <text:p text:style-name="P8">3-<text:span text:style-name="T20">a</text:span>. Exibir medidas de segurança do despositivo;</text:p>
      <text:p text:style-name="P8">4-<text:span text:style-name="T20">a</text:span>. Abrir a aplicação com sucesso e exibir a tela de usuário;</text:p>
      <text:p text:style-name="P2"/>
      <text:p text:style-name="P2"><text:span text:style-name="T2">Caso de Teste Negativo</text:span>:</text:p>
      <text:p text:style-name="P7"><text:span text:style-name="T1">2-</text:span><text:span text:style-name="T5">b</text:span><text:span text:style-name="T1">. </text:span><text:span text:style-name="T4">O dispositivo está comprometido segundo as analises feitas e exibirá um aviso;</text:span></text:p>
      <text:p text:style-name="P7"><text:span text:style-name="T5">3</text:span><text:span text:style-name="T4">-b. </text:span><text:span text:style-name="T5">Senha, Código pin, digital ou qualquer outro método de acesso ao dispositivo, inválido;</text:span></text:p>
      <text:p text:style-name="P9">4-b. A Aplicação não poderá ser exibida, Redireciona para uma página de FAQ no navegador padrão do dispositivo para instruir sobre os possíveis erros e soluções em nosso fórum/site, tendo instruções de como reinstalar o aplicativo até explicações sobre erros frequentes em dispositivos específicos e soluções encontradas para contonar ou <text:span text:style-name="T6">reparar funções integrais para o funcionamento em tal dispositivo.</text:span></text:p>
      <text:p text:style-name="P1"/>
      <text:p text:style-name="P10">Caso de teste 02: Conectar à uma rede bluetooth</text:p>
      <text:p text:style-name="P1"/>
      <text:p text:style-name="P1"><text:span text:style-name="T2">Caso de Teste Positivo</text:span>:<text:line-break/>1. Abrir o aplicativo e selecionar a opção de conexão Bluetooth;</text:p>
      <text:p text:style-name="P1">2-<text:span text:style-name="T6">a</text:span>. Realizar o pareamento com outro dispositivo compatível;</text:p>
      <text:p text:style-name="P1"/>
      <text:p text:style-name="P1"><text:span text:style-name="T2">Caso de Teste Negativo</text:span>:</text:p>
      <text:p text:style-name="P6"><text:span text:style-name="T1">2-</text:span><text:span text:style-name="T6">b</text:span><text:span text:style-name="T1">. O </text:span><text:span text:style-name="T4">a</text:span><text:span text:style-name="T1">parelho não possui rotador bluetooth ou se encontra desativado;</text:span></text:p>
      <text:p text:style-name="P6"><text:span text:style-name="T6">2-c</text:span><text:span text:style-name="T1">. Nenhum outro dispositivo disponível encontrado;</text:span></text:p>
      <text:p text:style-name="P6"><text:span text:style-name="T6">2-d</text:span><text:span text:style-name="T1">. O </text:span><text:span text:style-name="T4">d</text:span><text:span text:style-name="T1">ispositivo </text:span><text:span text:style-name="T4">s</text:span><text:span text:style-name="T1">elecionado se encontra fora de alcance;</text:span></text:p>
      <text:p text:style-name="P7"><text:span text:style-name="T6">2-e</text:span><text:span text:style-name="T1">. </text:span><text:span text:style-name="T4">O seu dispositivo não possui a versão mais recente da aplicação e não será conectado;</text:span></text:p>
      <text:p text:style-name="P7"><text:span text:style-name="T6">2-f</text:span><text:span text:style-name="T4">. O aparelho selecionado não possui a versão mais recente da aplicação e não será conectado</text:span><text:span text:style-name="T1"><text:line-break/></text:span></text:p>
      <text:p text:style-name="P11"><text:span text:style-name="T8">Caso de teste 0</text:span><text:span text:style-name="T9">3</text:span><text:span text:style-name="T8">: </text:span><text:span text:style-name="T9">Realizar login de usuário</text:span></text:p>
      <text:p text:style-name="P3"/>
      <text:p text:style-name="P11"><text:span text:style-name="T3">Caso de Teste Positivo</text:span><text:span text:style-name="T1">:<text:line-break/>1-</text:span><text:span text:style-name="T6">a</text:span><text:span text:style-name="T1">. </text:span><text:span text:style-name="T6">A tela de recepção deve ser a tela para login, portanto, assim que o usuário abrir a aplicação, estará possibilitado a realização do login</text:span><text:span text:style-name="T1">;</text:span></text:p>
      <text:p text:style-name="P12">2-a. O usuário poderá digitar suas informações nos campos selecionados e selecionar outro tipo de verificação de identidade <text:span text:style-name="T14">de sua preferência;</text:span></text:p>
      <text:p text:style-name="P13">3. O aplicativo autentica o usuário e permite acesso ao seu painel de funções.</text:p>
      <text:p text:style-name="P3"/>
      <text:p text:style-name="P3"><text:span text:style-name="T2">Caso de Teste Negativo</text:span>:</text:p>
      <text:p text:style-name="P11"><text:span text:style-name="T6">1</text:span><text:span text:style-name="T1">-</text:span><text:span text:style-name="T5">b</text:span><text:span text:style-name="T1">. </text:span><text:span text:style-name="T6">A página de recepção pode estar corrompida, não carregar ou não ser exibida por algum motivo</text:span><text:span text:style-name="T4">;</text:span></text:p>
      <text:p text:style-name="P13">2-b Aaplicação exibirá uma mensagem de “Usuário e/ou Senha inválidos” caso o usuário não possua um registro prévio.</text:p>
      <text:p text:style-name="P13">2-c. A aplicação exibirá uma mensagem de “Usuário e/ou Senha inválidos” caso o usuário ou senha não correspondam com usuários cadastrados</text:p>
      <text:p text:style-name="P13">2-d. A aplicação exibirá uma mensagem de “Código inválido ou expirado” caso o usuário inserir os dados corretos para login, mas demorar ou inserir a verificação errada caso algum tipo de verificação de 2 fatores seja selecionada como método de login.</text:p>
      <text:p text:style-name="P13"><text:soft-page-break/>2-e. O usuário errou 3 tentativas de login seguidas e será bloqueado por 30 minutos de acessar sua conta. Será também enviado um e-mail para o endereço virtual cadastrado alertando o usuário da tentativa forçada de login junto com um link para verificação que permite <text:span text:style-name="T15">cessar seu bloqueio e tentar acessar sua conta novamente.</text:span></text:p>
      <text:p text:style-name="P3"/>
      <text:p text:style-name="P14"><text:span text:style-name="T8">Caso de teste 0</text:span><text:span text:style-name="T10">4</text:span><text:span text:style-name="T8">: </text:span><text:span text:style-name="T10">Realizar uma troca Peer to Peer</text:span></text:p>
      <text:p text:style-name="P4"/>
      <text:p text:style-name="P14"><text:span text:style-name="T3">Caso de Teste Positivo</text:span><text:span text:style-name="T1">:<text:line-break/>1. </text:span><text:span text:style-name="T15">O usuário seleciona a opção de “Realizar uma troca”;</text:span></text:p>
      <text:p text:style-name="P15">2-a. Será requisitada alguma medida de segurança (Pin do dispositivo, senha ou o que for selecionado de acordo com as preferências do usuário);</text:p>
      <text:p text:style-name="P15">3-a. Em seguida, seleciona o tipo de conexão (Rede local, Bluetooth, internet ou outro tipo de conexão);</text:p>
      <text:p text:style-name="P15"><text:span text:style-name="T16">4</text:span>. Será exibida uma lista de todos usuários diponíveis, bem como uma função de busca e filtro, para então selecionar <text:span text:style-name="T16">o usuário desejado;</text:span></text:p>
      <text:p text:style-name="P16">5. Será então selecionado o tipo de troca (Compra, Venda ou Troca);</text:p>
      <text:p text:style-name="P17"><text:span text:style-name="T16">6. Será selecionado os tipos de moeda e estimativa do valor de câmbio, taxas;<text:line-break/>7-a. Ambos receberão os dados da oferta com um botão para confirmação </text:span><text:span text:style-name="T17">ou cancelar</text:span><text:span text:style-name="T16">;</text:span></text:p>
      <text:p text:style-name="P16">8. A troca será realizada com sucesso e serão enviados comprovantes para seus dispositivos e e-mails;</text:p>
      <text:p text:style-name="P4"/>
      <text:p text:style-name="P4"><text:span text:style-name="T2">Caso de Teste Negativo</text:span>:</text:p>
      <text:p text:style-name="P14"><text:span text:style-name="T16">2</text:span><text:span text:style-name="T1">-</text:span><text:span text:style-name="T5">b</text:span><text:span text:style-name="T1">. </text:span><text:span text:style-name="T16">O usuário pode falhar em inserir as chave de segurança e não será permitido que continue com sua troca, mas será instruído a verificar suas preferências de segurança para fazer as alterações necessárias;</text:span></text:p>
      <text:p text:style-name="P16">3-b. <text:span text:style-name="T17">Caso o dispositivo não ofereça opções de conexão ou possua um driver imcompatível,, nada será exibido e só terá opção de “mais informações” disponível, que redirecionará o usuário à um FAQ sobre todas possíveis conexões;</text:span></text:p>
      <text:p text:style-name="P18">3-c. Caso o dispositivo ofereça a opção, mas falte atualizações, indicar que ocorreu um erro dvido a um driver desatualizado e linkar para o FAQ referênte aos drivers;</text:p>
      <text:p text:style-name="P18">3-d. Caso o usuário selecionar uma rede, mas não conseguir inserir a senha correta ou atingir os requisitos para executar a conexão, levar ao FAQ;</text:p>
      <text:p text:style-name="P18">7-b. Caso a conexão de altumas das partes for interrompida, Será exibida a mensagem de falha e a transação terá que ser iniciada do zero novamente;</text:p>
      <text:p text:style-name="P18">7-c. <text:s/>Caso a troca seja cancelado por um dos usuários, a troca será desfeita e ambos voltam ao painel de ferramentas.</text:p>
      <text:p text:style-name="P18"/>
      <text:p text:style-name="P20"><text:span text:style-name="T8">Caso de teste 0</text:span><text:span text:style-name="T12">5</text:span><text:span text:style-name="T8">: </text:span><text:span text:style-name="T13">Adiquirir moeda</text:span></text:p>
      <text:p text:style-name="P5"/>
      <text:p text:style-name="P20"><text:span text:style-name="T3">Caso de Teste Positivo</text:span><text:span text:style-name="T1">:<text:line-break/>1</text:span><text:span text:style-name="T20">. Seleciona a opção de Adiquirir moeda;</text:span></text:p>
      <text:p text:style-name="P21">2. Seleciona se é uma moeda digital ou nacional;<text:line-break/>3-a. Seleciona a Exchange de preferência de uma lista fornecida pelo aplicativo;</text:p>
      <text:p text:style-name="P21">4. Redireciona o usuário para a exchange de sua preferência para adiquirir a moeda desejada;</text:p>
      <text:p text:style-name="P21">5. Após realizar suas trocas, a cryptowallet do usuário irá conter neu novo saldo;</text:p>
      <text:p text:style-name="P5"/>
      <text:p text:style-name="P20"><text:span text:style-name="T3">Caso de Teste Negativo</text:span><text:span text:style-name="T1">:</text:span></text:p>
      <text:p text:style-name="P20"><text:span text:style-name="T5">3</text:span><text:span text:style-name="T4">-b. <text:s/></text:span><text:span text:style-name="T20">Caso o aplicativo possuir algum erro por falta de conexão á internet ou outros meios necessários para prosseguir com suas trocas, o aplicativo deve exibir uma mensagem indicando como corrigir o problem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2-05-23T00:24:48.985000000</dc:date>
    <meta:editing-duration>PT10M41S</meta:editing-duration>
    <meta:editing-cycles>4</meta:editing-cycles>
    <meta:document-statistic meta:table-count="0" meta:image-count="0" meta:object-count="0" meta:page-count="2" meta:paragraph-count="51" meta:word-count="899" meta:character-count="5453" meta:non-whitespace-character-count="4601"/>
  </office:meta>
</office:document-meta>
</file>